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22816666666667cm"/>
    </style:style>
    <style:style style:name="co2" style:family="table-column">
      <style:table-column-properties fo:break-before="auto" style:column-width="6.942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onation Type Code</text:p>
          </table:table-cell>
          <table:table-cell office:value-type="string" table:style-name="ce2">
            <text:p>Donation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Voluntary through Camp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Volunt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Replacement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4T13:02:39Z</meta:creation-date>
    <dc:date>2020-04-29T12:05:58Z</dc:date>
    <meta:user-defined meta:name="WorkbookGuid">5e5582ff-e611-4f05-b1eb-9d312f69d6bd</meta:user-defined>
    <meta:user-defined meta:name="ConnectionInfosStorage">WorkbookXmlParts</meta:user-defined>
  </office:meta>
</office:document-meta>
</file>